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officeooo:rsid="0017fb2d" officeooo:paragraph-rsid="0017fb2d" style:font-size-asian="13.1000003814697pt" style:font-size-complex="15pt"/>
    </style:style>
    <style:style style:name="P2" style:family="paragraph" style:parent-style-name="Standard">
      <style:text-properties fo:font-size="12pt" officeooo:rsid="0017fb2d" officeooo:paragraph-rsid="0017fb2d" style:font-size-asian="10.5pt" style:font-size-complex="12pt"/>
    </style:style>
    <style:style style:name="P3" style:family="paragraph" style:parent-style-name="Standard" style:list-style-name="L1">
      <style:text-properties fo:font-size="12pt" officeooo:rsid="0017fb2d" officeooo:paragraph-rsid="0017fb2d" style:font-size-asian="10.5pt" style:font-size-complex="12pt"/>
    </style:style>
    <style:style style:name="P4" style:family="paragraph" style:parent-style-name="Standard" style:list-style-name="L1">
      <style:text-properties fo:font-size="12pt" officeooo:rsid="001929f8" officeooo:paragraph-rsid="001929f8" style:font-size-asian="10.5pt" style:font-size-complex="12pt"/>
    </style:style>
    <style:style style:name="P5" style:family="paragraph" style:parent-style-name="Standard" style:list-style-name="L1">
      <style:text-properties fo:font-size="12pt" officeooo:rsid="0019d228" officeooo:paragraph-rsid="0019d228" style:font-size-asian="10.5pt" style:font-size-complex="12pt"/>
    </style:style>
    <style:style style:name="P6" style:family="paragraph" style:parent-style-name="Standard" style:list-style-name="L1">
      <style:text-properties fo:font-size="12pt" officeooo:rsid="0019d228" officeooo:paragraph-rsid="001b4163" style:font-size-asian="10.5pt" style:font-size-complex="12pt"/>
    </style:style>
    <style:style style:name="P7" style:family="paragraph" style:parent-style-name="Standard" style:list-style-name="L1">
      <style:text-properties fo:font-size="12pt" officeooo:rsid="001b4163" officeooo:paragraph-rsid="001b4163" style:font-size-asian="10.5pt" style:font-size-complex="12pt"/>
    </style:style>
    <style:style style:name="P8" style:family="paragraph" style:parent-style-name="Standard" style:list-style-name="L1">
      <style:text-properties fo:font-size="12pt" fo:font-weight="bold" officeooo:rsid="0019d228" officeooo:paragraph-rsid="0019d228" style:font-size-asian="10.5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9d228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 9/15</text:p>
      <text:p text:style-name="P1">Languages of India and Iranian region</text:p>
      <text:p text:style-name="P2">*<text:span text:style-name="T4">Midterm essay will have to do with the symbolism of language</text:span></text:p>
      <text:p text:style-name="P2"/>
      <text:list text:style-name="L1">
        <text:list-item>
          <text:p text:style-name="P3">Iranian Branch</text:p>
          <text:list>
            <text:list-item>
              <text:p text:style-name="P3">Farsi (Persian) is the largest language</text:p>
            </text:list-item>
            <text:list-item>
              <text:p text:style-name="P3">Tajik is the national langauge of Tajikistan</text:p>
            </text:list-item>
            <text:list-item>
              <text:p text:style-name="P3">Farsi written with adapted arabic script, includiing many others</text:p>
            </text:list-item>
            <text:list-item>
              <text:p text:style-name="P3">Farsi has much vocabulary derived from Arabic due to Islamic influence</text:p>
            </text:list-item>
          </text:list>
        </text:list-item>
        <text:list-item>
          <text:p text:style-name="P4">When people learn languages of an Empire such as Persian, the complexity is reduced as they learn it as a second language. As a result, Farsi has lost its grammatical gender, and reduced to two case systems.</text:p>
        </text:list-item>
        <text:list-item>
          <text:p text:style-name="P4">Kurdish is the largest “stateless” language in the world</text:p>
        </text:list-item>
        <text:list-item>
          <text:p text:style-name="P4">India has its own official regional languages; 22 official state level languages</text:p>
          <text:list>
            <text:list-item>
              <text:p text:style-name="P4">“Official Languages” are English, Hindi</text:p>
            </text:list-item>
            <text:list-item>
              <text:p text:style-name="P6">India ~41% Hindi (of IE languages)</text:p>
            </text:list-item>
            <text:list-item>
              <text:p text:style-name="P4">No national languages</text:p>
            </text:list-item>
            <text:list-item>
              <text:p text:style-name="P4">English used in Indian Supreme Court</text:p>
            </text:list-item>
          </text:list>
        </text:list-item>
        <text:list-item>
          <text:p text:style-name="P4">Sanskrit: second oldest documented Indo-European language; 1<text:span text:style-name="T1">st</text:span> is Hittite</text:p>
          <text:list>
            <text:list-item>
              <text:p text:style-name="P4">Sacred language of Hindu</text:p>
            </text:list-item>
            <text:list-item>
              <text:p text:style-name="P4">Like the Latin of India</text:p>
            </text:list-item>
            <text:list-item>
              <text:p text:style-name="P4">Rigveda is the oldest text, <text:span text:style-name="T3">epic of sorts</text:span></text:p>
            </text:list-item>
          </text:list>
        </text:list-item>
        <text:list-item>
          <text:p text:style-name="P5">Language symbolism: Why is Hindi been resisted as a national language of India?</text:p>
          <text:list>
            <text:list-item>
              <text:p text:style-name="P5">Not spoken by everyone </text:p>
            </text:list-item>
            <text:list-item>
              <text:p text:style-name="P5">The areas where Hindi is the native language tends to be the poorest and least-developed part of India</text:p>
            </text:list-item>
          </text:list>
        </text:list-item>
        <text:list-item>
          <text:p text:style-name="P5">English as an Indian national language: </text:p>
          <text:list>
            <text:list-item>
              <text:p text:style-name="P5">No one has it as a native langauge, even playing field</text:p>
            </text:list-item>
            <text:list-item>
              <text:p text:style-name="P5">Linked to the idea of wealth and progress</text:p>
            </text:list-item>
            <text:list-item>
              <text:p text:style-name="P8">Read p86: Goddess English → Midterm Q</text:p>
            </text:list-item>
          </text:list>
        </text:list-item>
        <text:list-item>
          <text:p text:style-name="P5">Language Ideology: One language per nation</text:p>
          <text:list>
            <text:list-item>
              <text:p text:style-name="P5">“monolingualism reduces conflict, increases mutual understanding” – not necessarily true!</text:p>
            </text:list-item>
          </text:list>
        </text:list-item>
        <text:list-item>
          <text:p text:style-name="P7">Aspirated consonants in Hindi and Sanskrit</text:p>
          <text:list>
            <text:list-item>
              <text:p text:style-name="P7">Adding air to the consonant makes a different sound</text:p>
            </text:list-item>
          </text:list>
        </text:list-item>
        <text:list-item>
          <text:p text:style-name="P7">Hindi and Urdu</text:p>
          <text:list>
            <text:list-item>
              <text:p text:style-name="P7">Generally mutually intelligible (basic interactions)</text:p>
            </text:list-item>
            <text:list-item>
              <text:p text:style-name="P7">Base vocab similar, learned vocabulary ← Arabic in Urdu due to Islam; Sanskrit ← Hindi due to Hindu influence</text:p>
            </text:list-item>
            <text:list-item>
              <text:p text:style-name="P7">Arabic script vs Sanskrit derived</text:p>
            </text:list-item>
          </text:list>
        </text:list-item>
        <text:list-item>
          <text:p text:style-name="P7">Different Indian Castes have different dialects (not based on geographic region)</text:p>
          <text:list>
            <text:list-item>
              <text:p text:style-name="P7">Sanskrit typically only used by Brahmin class</text:p>
            </text:list-item>
            <text:list-item>
              <text:p text:style-name="P7">All scripts basically <text:span text:style-name="T4">alpha-syllabarie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4:28:19.289822348</meta:creation-date>
    <dc:date>2025-09-15T16:52:29.171236567</dc:date>
    <meta:editing-duration>PT1H43M6S</meta:editing-duration>
    <meta:editing-cycles>1</meta:editing-cycles>
    <meta:document-statistic meta:table-count="0" meta:image-count="0" meta:object-count="0" meta:page-count="1" meta:paragraph-count="37" meta:word-count="343" meta:character-count="1978" meta:non-whitespace-character-count="1703"/>
    <meta:generator>LibreOffice/24.2.7.2$Linux_X86_64 LibreOffice_project/420$Build-2</meta:generator>
  </office:meta>
</office:document-meta>
</file>